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Heading_20_2">
      <style:text-properties officeooo:rsid="000d5041" officeooo:paragraph-rsid="000d5041"/>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racedroid Analysis Platform: An Up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 text:outline-level="2"><text:soft-page-break/>Abstract</text:h>
      <text:p text:style-name="P1"/>
      <text:p text:style-name="P2"><text:span text:style-name="T1">The </text:span>Android <text:span text:style-name="T1">operating system, with 2 billions devices monthly active and an estimated market share over 80%, it is growing faster than the expectations. Together with the growth of the number of devices that uses Android goes also the number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that provides both static and dynamic analysis by means of integrating ANDROGUARD and an android sandbox.</text:span></text:p>
      <text:p text:style-name="P2"><text:tab/><text:span text:style-name="T3">The android sandbox, of the cited framework, is the engine that provides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6-28T20:54:09.307633756</dc:date>
    <dc:creator>dimitri </dc:creator>
    <meta:editing-duration>PT42M21S</meta:editing-duration>
    <meta:editing-cycles>6</meta:editing-cycles>
    <meta:document-statistic meta:table-count="0" meta:image-count="0" meta:object-count="0" meta:page-count="2" meta:paragraph-count="5" meta:word-count="205" meta:character-count="1329" meta:non-whitespace-character-count="1127"/>
  </office:meta>
</office:document-meta>
</file>